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harani</text:p>
          </table:table-cell>
          <table:table-cell office:value-type="string" calcext:value-type="string">
            <text:p><text:a xlink:href="mailto:d@mail.com" xlink:type="simple">d@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erthi</text:p>
          </table:table-cell>
          <table:table-cell office:value-type="string" calcext:value-type="string">
            <text:p><text:a xlink:href="mailto:m@mail.com" xlink:type="simple">m@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<text:a xlink:href="mailto:r@mail.com" xlink:type="simple">r@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<text:a xlink:href="mailto:j@mail.com" xlink:type="simple">j@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yanthi</text:p>
          </table:table-cell>
          <table:table-cell office:value-type="string" calcext:value-type="string">
            <text:p><text:a xlink:href="mailto:k@mail.com" xlink:type="simple">k@mail.com</text:a></text:p>
          </table:table-cell>
          <table:table-cell table:style-name="ce2"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rthick</text:p>
          </table:table-cell>
          <table:table-cell office:value-type="string" calcext:value-type="string">
            <text:p><text:a xlink:href="mailto:h@mail.com" xlink:type="simple">h@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athap</text:p>
          </table:table-cell>
          <table:table-cell office:value-type="string" calcext:value-type="string">
            <text:p><text:a xlink:href="mailto:s@mail.com" xlink:type="simple">s@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rya</text:p>
          </table:table-cell>
          <table:table-cell office:value-type="string" calcext:value-type="string">
            <text:p><text:a xlink:href="mailto:a@mail.com" xlink:type="simple">a@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<text:a xlink:href="mailto:b@mail.com" xlink:type="simple">b@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jay</text:p>
          </table:table-cell>
          <table:table-cell office:value-type="string" calcext:value-type="string">
            <text:p><text:a xlink:href="mailto:p@mail.com" xlink:type="simple">p@mail.com</text:a>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nad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5T09:28:27.804968244</meta:creation-date>
    <dc:date>2023-04-05T09:45:05.817977904</dc:date>
    <meta:editing-duration>PT6M27S</meta:editing-duration>
    <meta:editing-cycles>1</meta:editing-cycles>
    <meta:generator>LibreOffice/5.1.6.2$Linux_X86_64 LibreOffice_project/10m0$Build-2</meta:generator>
    <meta:document-statistic meta:table-count="1" meta:cell-count="55" meta:object-count="0"/>
  </office:meta>
</office:document-meta>
</file>